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6.246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6.608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fo:font-weight="normal" style:font-size-asian="26pt" style:font-style-asian="italic" style:font-weight-asian="normal" style:font-size-complex="26pt" style:font-style-complex="italic" style:font-weight-complex="normal"/>
    </style:style>
    <style:style style:name="P6" style:family="paragraph">
      <loext:graphic-properties draw:fill-color="#ffffff"/>
      <style:text-properties fo:font-size="20pt"/>
    </style:style>
    <style:style style:name="P7" style:family="paragraph">
      <loext:graphic-properties draw:fill="none" draw:fill-color="#ffffff"/>
      <style:paragraph-properties fo:margin-left="0cm" fo:margin-right="0cm" fo:margin-top="0cm" fo:margin-bottom="0cm" fo:text-indent="0cm" style:text-autospace="none"/>
      <style:text-properties fo:color="#ffffff" style:font-name="Segoe UI" fo:font-size="26pt" fo:text-shadow="1pt 1pt" style:font-size-asian="26pt" style:font-size-complex="26pt"/>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fo:font-weight="bold" style:font-name-asian="Segoe UI1" style:font-size-asian="10pt" style:font-style-asian="italic" style:font-weight-asian="bold" style:font-name-complex="Segoe UI1" style:font-size-complex="10pt" style:font-style-complex="italic" style:font-weight-complex="bold"/>
    </style:style>
    <style:style style:name="P9"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7" style:family="text">
      <style:text-properties fo:color="#ffffff" style:font-name="Segoe UI" fo:font-size="32pt" fo:text-shadow="1pt 1pt"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384cm" svg:height="3.063cm" svg:x="1.778cm" svg:y="0.762cm">
          <draw:text-box>
            <text:p text:style-name="P1"><text:span text:style-name="T1">Holy Gospel</text:span></text:p>
            <text:p text:style-name="P1"><text:span text:style-name="T2">Mark 10:35–4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3.876cm" svg:height="6.263cm" svg:x="2.032cm" svg:y="0.762cm">
          <draw:text-box>
            <text:p text:style-name="P4"><text:span text:style-name="T3">35</text:span><text:span text:style-name="T4">And James and John, the sons of Zebedee, came up to [Jesus] and said to him, “Teacher, we want you to do for us whatever we ask of you.”</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3" draw:master-page-name="Hymn_25_20template" presentation:presentation-page-layout-name="AL1T0">
        <draw:frame draw:style-name="gr4" draw:text-style-name="P5" draw:layer="layout" svg:width="24.384cm" svg:height="6.496cm" svg:x="1.778cm" svg:y="0.87cm">
          <draw:text-box>
            <text:p text:style-name="P4"><text:span text:style-name="T5">36</text:span><text:span text:style-name="T6">And he said to them, “What do you want me to do for you?” </text:span><text:span text:style-name="T3">37</text:span><text:span text:style-name="T4">And they said to him, “Grant us to sit, one at your right hand and one at your left, in your glory.”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4" draw:master-page-name="Hymn_25_20template" presentation:presentation-page-layout-name="AL1T0">
        <draw:frame draw:style-name="gr5" draw:text-style-name="P7" draw:layer="layout" svg:width="23.622cm" svg:height="6.604cm" svg:x="2.032cm" svg:y="0.762cm">
          <draw:text-box>
            <text:p text:style-name="P4"><text:span text:style-name="T3">38</text:span><text:span text:style-name="T4">Jesus said to them, “You do not know what you are asking. Are you able to drink the cup that I drink, or to be baptized with the baptism with which I am baptized?”</text:span><text:span text:style-name="T7">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5" draw:master-page-name="Hymn_25_20template" presentation:presentation-page-layout-name="AL1T0">
        <draw:frame draw:style-name="gr3" draw:text-style-name="P7" draw:layer="layout" svg:width="23.876cm" svg:height="6.263cm" svg:x="2.286cm" svg:y="0.849cm">
          <draw:text-box>
            <text:p text:style-name="P4"><text:span text:style-name="T3">39</text:span><text:span text:style-name="T4">And they said to him, “We are able.” And Jesus said to them, “The cup that I drink you will drink, and with the baptism with which I am baptized, you will be baptized,</text:span><text:span text:style-name="T7">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6" draw:master-page-name="Hymn_25_20template" presentation:presentation-page-layout-name="AL1T0">
        <draw:frame draw:style-name="gr6" draw:text-style-name="P8" draw:layer="layout" svg:width="24.638cm" svg:height="7.766cm" svg:x="1.568cm" svg:y="0.826cm">
          <draw:text-box>
            <text:p text:style-name="P4"><text:span text:style-name="T3">40</text:span><text:span text:style-name="T4">but to sit at my right hand or at my left is not mine to grant, but it is for those for whom it has been prepared.” </text:span><text:span text:style-name="T3">41</text:span><text:span text:style-name="T4">And when the ten heard it, they began to be indignant at James and John. </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7" draw:master-page-name="Hymn_25_20template" presentation:presentation-page-layout-name="AL1T0">
        <draw:frame draw:style-name="gr6" draw:text-style-name="P9" draw:layer="layout" svg:width="23.876cm" svg:height="7.766cm" svg:x="2.286cm" svg:y="0.762cm">
          <draw:text-box>
            <text:p text:style-name="P4"><text:span text:style-name="T3">42</text:span><text:span text:style-name="T4">And Jesus called them to him and said to them, “You know that those who are considered rulers of the Gentiles lord it over them, and their great ones exercise authority over them.</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7" draw:master-page-name="Hymn_25_20template" presentation:presentation-page-layout-name="AL1T0">
        <draw:frame draw:style-name="gr7" draw:text-style-name="P9" draw:layer="layout" svg:width="23.876cm" svg:height="6.858cm" svg:x="2.032cm" svg:y="0.762cm">
          <draw:text-box>
            <text:p text:style-name="P4"><text:span text:style-name="T5">43</text:span><text:span text:style-name="T6">But it shall not be so among you. </text:span><text:span text:style-name="T4">But whoever would be great among you must be your servant, </text:span><text:span text:style-name="T3">44</text:span><text:span text:style-name="T4"> and whoever would be first among you must be slave of all.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8" draw:master-page-name="Hymn_25_20template" presentation:presentation-page-layout-name="AL1T0">
        <draw:frame draw:style-name="gr3" draw:text-style-name="P7" draw:layer="layout" svg:width="23.622cm" svg:height="6.263cm" svg:x="2.286cm" svg:y="0.891cm">
          <draw:text-box>
            <text:p text:style-name="P4"><text:span text:style-name="T4"><text:s/></text:span><text:span text:style-name="T3">45</text:span><text:span text:style-name="T4"> For even the Son of Man came not to be served but to serve, and to give his life as a ransom for many.”</text:span></text:p>
            <text:p text:style-name="P4"><text:span text:style-name="T7"/></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itmap_20_6" draw:display-name="Bitmap 6" xlink:href="Pictures/100000000000060000000360D11AEC5C0EE96338.bmp" xlink:type="simple" xlink:show="embed" xlink:actuate="onLoad"/>
    <draw:fill-image draw:name="Bitmap_20_7" draw:display-name="Bitmap 7" xlink:href="Pictures/100000000000060000000360D11AEC5C0EE96338.bmp" xlink:type="simple" xlink:show="embed" xlink:actuate="onLoad"/>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0T20:58:16.104000000</meta:creation-date>
    <dc:title>Hymn template</dc:title>
    <meta:editing-duration>PT20M3S</meta:editing-duration>
    <meta:editing-cycles>7</meta:editing-cycles>
    <meta:generator>LibreOffice/6.0.1.1$Windows_X86_64 LibreOffice_project/60bfb1526849283ce2491346ed2aa51c465abfe6</meta:generator>
    <meta:initial-creator>Arthur Hoch</meta:initial-creator>
    <dc:date>2018-03-16T15:28:22.292000000</dc:date>
    <meta:document-statistic meta:object-count="48"/>
    <meta:template xlink:type="simple" xlink:actuate="onRequest" xlink:title="Hymn template" xlink:href="../../AppData/Roaming/LibreOffice/4/user/template/Worship%20Templsates/Hymn%20template.otp" meta:date="2015-03-20T20:58:15.824000000"/>
  </office:meta>
</office:document-meta>
</file>